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14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14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14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3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112:list.C113" table:on-update-keep-styles="true" table:on-update-keep-size="false"/>
        <table:database-range table:name="__Anonymous_Sheet_DB__0" table:target-range-address="list.B2:list.H13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currency-style style:name="N15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currency-style style:name="N15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55P0"/>
    </number:currency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currency-style style:name="N16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6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6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63P0"/>
    </number:currency-style>
    <number:date-style style:name="N164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5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0">
      <number:day number:calendar="jewish"/>
      <number:text> </number:text>
      <number:month number:calendar="jewish" number:style="long" number:textual="true"/>
    </number:date-style>
    <number:date-style style:name="N171">
      <number:month number:calendar="jewish" number:style="long" number:textual="true"/>
      <number:text> </number:text>
      <number:day number:calendar="jewish"/>
    </number:date-style>
    <number:date-style style:name="N172">
      <number:month number:calendar="jewish" number:style="long" number:textual="true"/>
      <number:text> </number:text>
      <number:year number:calendar="jewish" number:style="long"/>
    </number:date-style>
    <number:date-style style:name="N173">
      <number:month number:calendar="jewish" number:style="long" number:textual="true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4">0000/00/00</text:date>, <text:time style:data-style-name="N2" text:time-value="09:48:19.16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0-14T09:51:31.738000000</dc:date>
    <meta:editing-duration>PT14H11M38S</meta:editing-duration>
    <meta:editing-cycles>355</meta:editing-cycles>
    <meta:document-statistic meta:table-count="1" meta:cell-count="1023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